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2.6783in"/>
    </style:style>
    <style:style style:name="co4" style:family="table-column">
      <style:table-column-properties fo:break-before="auto" style:column-width="1.8299in"/>
    </style:style>
    <style:style style:name="co5" style:family="table-column">
      <style:table-column-properties fo:break-before="auto" style:column-width="0.5839in"/>
    </style:style>
    <style:style style:name="co6" style:family="table-column">
      <style:table-column-properties fo:break-before="auto" style:column-width="4.3756in"/>
    </style:style>
    <style:style style:name="co7" style:family="table-column">
      <style:table-column-properties fo:break-before="auto" style:column-width="0.9366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number:text-style style:name="N8100" number:language="en">
      <number:text-content/>
    </number:text-style>
    <style:style style:name="ce1" style:family="table-cell" style:parent-style-name="Excel_20_Built-in_20_Normal_20_1" style:data-style-name="N8100"/>
    <style:style style:name="ce2" style:family="table-cell" style:parent-style-name="Excel_20_Built-in_20_Normal_20_1" style:data-style-name="N8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_20_1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_20_1" style:data-style-name="N8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" style:family="table-cell" style:parent-style-name="Excel_20_Built-in_20_Normal_20_1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_20_1"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default-cell-style-name="Excel_20_Built-in_20_Normal_20_1"/>
        <table:table-column table:style-name="co3" table:default-cell-style-name="Excel_20_Built-in_20_Normal_20_1"/>
        <table:table-column table:style-name="co4" table:default-cell-style-name="Excel_20_Built-in_20_Normal_20_1"/>
        <table:table-column table:style-name="co5" table:number-columns-repeated="6" table:default-cell-style-name="Excel_20_Built-in_20_Normal_20_1"/>
        <table:table-column table:style-name="co6" table:default-cell-style-name="Excel_20_Built-in_20_Normal_20_1"/>
        <table:table-column table:style-name="co7" table:number-columns-repeated="1013" table:default-cell-style-name="Excel_20_Built-in_20_Normal_20_1"/>
        <table:table-row table:style-name="ro1">
          <table:table-cell office:value-type="string">
            <text:p>Projectnaam</text:p>
          </table:table-cell>
          <table:table-cell office:value-type="string">
            <text:p>User story #</text:p>
          </table:table-cell>
          <table:table-cell office:value-type="string">
            <text:p>Work item #</text:p>
          </table:table-cell>
          <table:table-cell office:value-type="string">
            <text:p>Day 7 - remaining hours</text:p>
          </table:table-cell>
          <table:table-cell office:value-type="string">
            <text:p>Day <text:s/>6</text:p>
          </table:table-cell>
          <table:table-cell office:value-type="string">
            <text:p>Day 5</text:p>
          </table:table-cell>
          <table:table-cell office:value-type="string">
            <text:p>Day 4</text:p>
          </table:table-cell>
          <table:table-cell office:value-type="string">
            <text:p>Day 3</text:p>
          </table:table-cell>
          <table:table-cell office:value-type="string">
            <text:p>Day 2</text:p>
          </table:table-cell>
          <table:table-cell office:value-type="string">
            <text:p>Day 1</text:p>
          </table:table-cell>
          <table:table-cell table:number-columns-repeated="1014"/>
        </table:table-row>
        <table:table-row table:style-name="ro1">
          <table:table-cell office:value-type="string">
            <text:p>Sprint 3</text:p>
          </table:table-cell>
          <table:table-cell office:value-type="string">
            <text:p>User story 7</text:p>
          </table:table-cell>
          <table:table-cell office:value-type="string">
            <text:p>7.1 Create actions in the game.</text:p>
          </table:table-cell>
          <table:table-cell table:number-columns-repeated="2" table:style-name="ce4" office:value-type="float" office:value="6">
            <text:p>6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7" office:value-type="string">
            <text:p>Make sure you fill in "hours remaining"</text:p>
          </table:table-cell>
          <table:table-cell table:number-columns-repeated="1013"/>
        </table:table-row>
        <table:table-row table:style-name="ro1">
          <table:table-cell office:value-type="string">
            <text:p>Sprint 3</text:p>
          </table:table-cell>
          <table:table-cell office:value-type="string">
            <text:p>User story 7</text:p>
          </table:table-cell>
          <table:table-cell office:value-type="string">
            <text:p>7.2 - Put actions in the game.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print 3</text:p>
          </table:table-cell>
          <table:table-cell office:value-type="string">
            <text:p>User story 12</text:p>
          </table:table-cell>
          <table:table-cell office:value-type="string">
            <text:p>12.1 - Create a 'victory' screen.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print 3</text:p>
          </table:table-cell>
          <table:table-cell office:value-type="string">
            <text:p>User story 12</text:p>
          </table:table-cell>
          <table:table-cell office:value-type="string">
            <text:p>12.2 - Put a 'Victory' screen in game.</text:p>
          </table:table-cell>
          <table:table-cell table:number-columns-repeated="4"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print 3</text:p>
          </table:table-cell>
          <table:table-cell office:value-type="string">
            <text:p>User story 15</text:p>
          </table:table-cell>
          <table:table-cell office:value-type="string">
            <text:p>15.1 - Create sound effects.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print 3</text:p>
          </table:table-cell>
          <table:table-cell table:style-name="ce1" office:value-type="string">
            <text:p>User story 15</text:p>
          </table:table-cell>
          <table:table-cell table:style-name="ce2" office:value-type="string">
            <text:p>15,2 - Put sound effects in game with corresponding actions.</text:p>
          </table:table-cell>
          <table:table-cell table:style-name="ce5" office:value-type="float" office:value="4">
            <text:p>4</text:p>
          </table:table-cell>
          <table:table-cell table:number-columns-repeated="2" table:style-name="ce6" office:value-type="float" office:value="4">
            <text:p>4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print 3</text:p>
          </table:table-cell>
          <table:table-cell office:value-type="string">
            <text:p>User story 17</text:p>
          </table:table-cell>
          <table:table-cell office:value-type="string">
            <text:p>17.1 - Create settings button.</text:p>
          </table:table-cell>
          <table:table-cell table:number-columns-repeated="3"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print 3</text:p>
          </table:table-cell>
          <table:table-cell office:value-type="string">
            <text:p>User story 17</text:p>
          </table:table-cell>
          <table:table-cell office:value-type="string">
            <text:p>17.2 - Create settings layout.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Sprint 3</text:p>
          </table:table-cell>
          <table:table-cell office:value-type="string">
            <text:p>User story 17</text:p>
          </table:table-cell>
          <table:table-cell table:style-name="ce3" office:value-type="string">
            <text:p>17.3 - Create background options.</text:p>
          </table:table-cell>
          <table:table-cell table:number-columns-repeated="4"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Sprint 3</text:p>
          </table:table-cell>
          <table:table-cell office:value-type="string">
            <text:p>User story 17</text:p>
          </table:table-cell>
          <table:table-cell table:style-name="ce3" office:value-type="string">
            <text:p>17.4 - Put options in the 'settings'.</text:p>
          </table:table-cell>
          <table:table-cell table:number-columns-repeated="4"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Ideal </text:p>
          </table:table-cell>
          <table:table-cell table:style-name="ce4" table:formula="of:=SUM([.D2:.D13])" office:value-type="float" office:value="32">
            <text:p>32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Actual</text:p>
          </table:table-cell>
          <table:table-cell table:style-name="ce4" table:formula="of:=SUM([.D2:.D13])" office:value-type="float" office:value="32">
            <text:p>32</text:p>
          </table:table-cell>
          <table:table-cell table:style-name="ce4" table:formula="of:=SUM([.E2:.E13])" office:value-type="float" office:value="32">
            <text:p>32</text:p>
          </table:table-cell>
          <table:table-cell table:style-name="ce4" table:formula="of:=SUM([.F2:.F13])" office:value-type="float" office:value="26">
            <text:p>26</text:p>
          </table:table-cell>
          <table:table-cell table:style-name="ce4" table:formula="of:=SUM([.G2:.G13])" office:value-type="float" office:value="21">
            <text:p>21</text:p>
          </table:table-cell>
          <table:table-cell table:style-name="ce4" table:formula="of:=SUM([.H2:.H13])" office:value-type="float" office:value="16">
            <text:p>16</text:p>
          </table:table-cell>
          <table:table-cell table:style-name="ce4" table:formula="of:=SUM([.I2:.I13])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Blad1.G34" table:end-x="0.5567in" table:end-y="0.0189in" draw:z-index="0" draw:name="Grafiek 2" draw:style-name="gr1" draw:text-style-name="P1" svg:width="7.476in" svg:height="3.6039in" svg:x="0.0319in" svg:y="0.0024in">
              <draw:object draw:notify-on-update-of-ranges="Blad1.B14:Blad1.C14 Blad1.D14:Blad1.J14 Blad1.B15:Blad1.C15 Blad1.D15:Blad1.J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it is nog van vorig project*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one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4/05/2017</text:date>, <text:time>10:59: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0:59:21.77</dc:date>
    <dc:creator>jurian </dc:creator>
    <meta:document-statistic meta:table-count="1" meta:cell-count="128" meta:object-count="1"/>
    <meta:generator>OpenOffice/4.1.0$Win32 OpenOffice.org_project/410m18$Build-976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6" style:family="chart">
      <style:chart-properties style:rotation-angle="0"/>
      <style:graphic-properties draw:stroke="solid" svg:stroke-color="#4472c4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solid" svg:stroke-width="0cm" svg:stroke-color="#4472c4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T1" style:family="text">
      <style:text-properties style:text-line-through-style="non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chart>
      <chart:chart svg:width="18.99cm" svg:height="9.155cm" xlink:href=".." xlink:type="simple" chart:class="chart:line" chart:style-name="ch1">
        <chart:title svg:x="7.726cm" svg:y="0.319cm" chart:style-name="ch2">
          <text:p>Burndown Chart</text:p>
        </chart:title>
        <chart:legend chart:legend-position="bottom" svg:x="13.694cm" svg:y="0.829cm" style:legend-expansion="custom" chartooo:width="3.908cm" chartooo:height="0.589cm" style:legend-expansion-aspect-ratio="6.63497453310696" chart:style-name="ch3"/>
        <chart:plot-area chart:style-name="ch4" table:cell-range-address="Blad1.B14:Blad1.J15" chart:data-source-has-labels="column" svg:x="0.516cm" svg:y="1.649cm" svg:width="17.875cm" svg:height="6.298cm">
          <chartooo:coordinate-region svg:x="1.037cm" svg:y="1.996cm" svg:width="17.144cm" svg:height="5.629cm"/>
          <chart:axis chart:dimension="x" chart:name="primary-x" chart:style-name="ch5">
            <chart:title svg:x="15.663cm" svg:y="8.261cm" chart:style-name="ch6">
              <text:p>Time in Day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Blad1.D14:Blad1.J14" chart:label-cell-address="Blad1.B14:Blad1.C14" chart:class="chart:line">
            <chart:data-point chart:repeated="7"/>
          </chart:series>
          <chart:series chart:style-name="ch10" chart:values-cell-range-address="Blad1.D15:Blad1.J15" chart:label-cell-address="Blad1.B15:Blad1.C15" chart:class="chart:line">
            <chart:data-point chart:repeated="7"/>
          </chart:series>
          <chart:wall chart:style-name="ch11"/>
          <chart:floor chart:style-name="ch12"/>
        </chart:plot-area>
        <draw:custom-shape draw:name="Tekstvak 1" draw:style-name="gr1" draw:text-style-name="P1" svg:width="3.736cm" svg:height="0.682cm" svg:x="0.5cm" svg:y="1.001cm">
          <text:p text:style-name="P1"/>
          <draw:enhanced-geometry svg:viewBox="0 0 21600 21600" draw:type="rectangle" draw:enhanced-path="M 0 0 L 21600 0 21600 21600 0 21600 0 0 Z N"/>
        </draw:custom-shape>
        <draw:custom-shape draw:name="Tekstvak 2" draw:style-name="gr2" draw:text-style-name="P1" svg:width="5.706cm" svg:height="0.803cm" svg:x="0.627cm" svg:y="0.742cm">
          <text:p text:style-name="P1"><text:span text:style-name="T1">Remaining hours(Study Points)</text:span></text:p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Ideal </text:p>
                <text:list>
                  <text:list-item>
                    <text:p/>
                  </text:list-item>
                  <text:list-item>
                    <text:p>Ideal </text:p>
                  </text:list-item>
                </text:list>
                <draw:g>
                  <svg:desc>Blad1.B14:Blad1.C14</svg:desc>
                </draw:g>
              </table:table-cell>
              <table:table-cell office:value-type="float" office:value="32">
                <text:p>32</text:p>
                <draw:g>
                  <svg:desc>Blad1.D14:Blad1.J14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</text:p>
                <text:list>
                  <text:list-item>
                    <text:p/>
                  </text:list-item>
                  <text:list-item>
                    <text:p>Actual</text:p>
                  </text:list-item>
                </text:list>
                <draw:g>
                  <svg:desc>Blad1.B15:Blad1.C15</svg:desc>
                </draw:g>
              </table:table-cell>
              <table:table-cell office:value-type="float" office:value="32">
                <text:p>32</text:p>
                <draw:g>
                  <svg:desc>Blad1.D15:Blad1.J15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